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90540" officeooo:paragraph-rsid="00190540"/>
    </style:style>
    <style:style style:name="P2" style:family="paragraph" style:parent-style-name="Text_20_body">
      <style:text-properties fo:font-weight="bold" officeooo:rsid="00190540" officeooo:paragraph-rsid="00190540" style:font-weight-asian="bold" style:font-weight-complex="bold"/>
    </style:style>
    <style:style style:name="P3" style:family="paragraph" style:parent-style-name="Text_20_body">
      <style:text-properties fo:font-weight="bold" officeooo:rsid="00190540" officeooo:paragraph-rsid="001bc6f0" style:font-weight-asian="bold" style:font-weight-complex="bold"/>
    </style:style>
    <style:style style:name="P4" style:family="paragraph" style:parent-style-name="Text_20_body">
      <style:text-properties fo:font-weight="bold" officeooo:rsid="0019f4a0" officeooo:paragraph-rsid="0019f4a0" style:font-weight-asian="bold" style:font-weight-complex="bold"/>
    </style:style>
    <style:style style:name="P5" style:family="paragraph" style:parent-style-name="Text_20_body">
      <style:text-properties fo:font-weight="bold" officeooo:rsid="001d2da1" officeooo:paragraph-rsid="001d2da1" style:font-weight-asian="bold" style:font-weight-complex="bold"/>
    </style:style>
    <style:style style:name="P6" style:family="paragraph" style:parent-style-name="Text_20_body">
      <style:text-properties officeooo:paragraph-rsid="0019f4a0"/>
    </style:style>
    <style:style style:name="T1" style:family="text">
      <style:text-properties officeooo:rsid="00190540"/>
    </style:style>
    <style:style style:name="T2" style:family="text">
      <style:text-properties fo:font-weight="normal" style:font-weight-asian="normal" style:font-weight-complex="normal"/>
    </style:style>
    <style:style style:name="T3" style:family="text">
      <style:text-properties fo:font-weight="normal" officeooo:rsid="0019f4a0"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bc6f0"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9f4a0" style:font-style-asian="normal" style:font-weight-asian="normal" style:font-style-complex="normal" style:font-weight-complex="normal"/>
    </style:style>
    <style:style style:name="T8" style:family="text">
      <style:text-properties fo:font-style="normal" fo:font-weight="normal" officeooo:rsid="001bc6f0" style:font-style-asian="normal" style:font-weight-asian="normal" style:font-style-complex="normal" style:font-weight-complex="normal"/>
    </style:style>
    <style:style style:name="T9" style:family="text">
      <style:text-properties fo:font-style="normal" fo:font-weight="normal" officeooo:rsid="001decce" style:font-style-asian="normal" style:font-weight-asian="normal" style:font-style-complex="normal" style:font-weight-complex="normal"/>
    </style:style>
    <style:style style:name="T10" style:family="text">
      <style:text-properties fo:font-style="normal" fo:font-weight="normal" officeooo:rsid="001e534d" style:font-style-asian="normal" style:font-weight-asian="normal" style:font-style-complex="normal" style:font-weight-complex="normal"/>
    </style:style>
    <style:style style:name="T11" style:family="text">
      <style:text-properties fo:font-style="normal" fo:font-weight="normal" officeooo:rsid="001e53af" style:font-style-asian="normal" style:font-weight-asian="normal" style:font-style-complex="normal" style:font-weight-complex="normal"/>
    </style:style>
    <style:style style:name="T12" style:family="text">
      <style:text-properties officeooo:rsid="0019f4a0"/>
    </style:style>
    <style:style style:name="T13" style:family="text">
      <style:text-properties officeooo:rsid="001c4a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n emerging</text:span> way to organize <text:span text:style-name="T1">well</text:span> HTML <text:span text:style-name="T12">(</text:span>and all XML<text:span text:style-name="T12">)</text:span></text:p>
      <text:p text:style-name="P1">Everybody knows <text:span text:style-name="T12">the</text:span> pitiable story of HTML: They started from nowhere in CERN with a few tags, some browser companies added a few more tags, then a few more, etc. and we get a <text:span text:style-name="T13">big </text:span>mess.</text:p>
      <text:p text:style-name="P2">HTML is a mess.<text:span text:style-name="T2"> There was foreseen no way to organize HTML… until Victor Porton came with an idea:</text:span></text:p>
      <text:p text:style-name="P2"><text:span text:style-name="T2">Actually, not a single idea but a </text:span><text:a xlink:type="simple" xlink:href="https://en.wikiversity.org/wiki/Automatic_transformation_of_XML_namespaces" text:style-name="Internet_20_link" text:visited-style-name="Visited_20_Internet_20_Link"><text:span text:style-name="T2">rather long specification</text:span></text:a><text:span text:style-name="T2">. In short, this document describes how to transform XML documents with multiple namespaces, by writing RDF specifications of transformations. That all sounds a gibberish for a non-technical person, but in short: </text:span><text:span text:style-name="T3">It</text:span><text:span text:style-name="T2"> is a way to mix together sets of different kinds of XML (or HTML) tags, e.g. a set of typographic tags for italics and bold together with higher-level formatting – emphasis and strong emphasis,</text:span><text:span text:style-name="T3"> and to convert from one to another</text:span><text:span text:style-name="T2">. We can add new tags for chapters and sections, syntax-highlighted source codes, including an XML document inside another, and many (infinitely many, in principle) other ways to enhance HTML.</text:span></text:p>
      <text:p text:style-name="P4"><text:span text:style-name="T2">To quote Victor:</text:span></text:p>
      <text:p text:style-name="Quotations">It was written a specification (draft but already "functional") for automatic transformation and validation of complex (possibly multi-namespace) XML documents based on namespaces, written a software (XML Boiler) to implement these transformations.</text:p>
      <text:p text:style-name="Quotations">…</text:p>
      <text:p text:style-name="Quotations">freely intermix tag sets of different sets of tag semantics (using XML namespaces), without disturbing each other (such as by name clash) in the global world</text:p>
      <text:p text:style-name="Quotations">…</text:p>
      <text:p text:style-name="Quotations">embed one XML format in another one</text:p>
      <text:p text:style-name="P2"><text:span text:style-name="T2">So, Victor Porton’s plan is to start HTML development anew, developing a new, extensible XML format to replace HTML, in a </text:span><text:span text:style-name="T4">decentralized</text:span><text:span text:style-name="T6"> (everybody can add a new tag) way, using </text:span><text:a xlink:type="simple" xlink:href="http://github.com/vporton/xml-boiler" text:style-name="Internet_20_link" text:visited-style-name="Visited_20_Internet_20_Link"><text:span text:style-name="T6">his software</text:span></text:a><text:span text:style-name="T6"> (if you are a not a hardcore developer, don’t even look at this software) for converting between different formats, while maintaining compatibility with old HTML (really, just use the software to convert new tags to old HTML).</text:span></text:p>
      <text:p text:style-name="P3"><text:span text:style-name="T6">At the same time, we can develop an XML format that can replace LaTeX – the format for scientific writing. To be as powerful as LaTeX, we can program into XML writing macroses, conditional code, and loops</text:span><text:span text:style-name="T8">,</text:span><text:span text:style-name="T6"> making our future replacement of HTML and LaTeX a full-featured programming language, </text:span><text:span text:style-name="T8">as well as </text:span><text:span text:style-name="T9">add </text:span><text:span text:style-name="T8">new ways to construct MathML formulas</text:span><text:span text:style-name="T6">.</text:span></text:p>
      <text:p text:style-name="P6"><text:span text:style-name="T7">Later we can s</text:span><text:span text:style-name="T6">tandardize </text:span><text:span text:style-name="T7">some </text:span><text:span text:style-name="T6">new tag sets as a part of a new post-HTML standard(s) </text:span><text:span text:style-name="T5">after cleaning the mess</text:span><text:span text:style-name="T8"> (while yet allowing anybody to add new tags converting to the standardized tags through this software, </text:span><text:span text:style-name="T10">even after this</text:span><text:span text:style-name="T8">)</text:span><text:span text:style-name="T5">.</text:span><text:span text:style-name="T8"> Heracles was able to clean Augeas stables and we now have a way to clean up HTML.</text:span></text:p>
      <text:p text:style-name="P6"><text:span text:style-name="T6">The project improves Internet democracy and broader participation of underrepresented groups by </text:span><text:span text:style-name="T7">helping</text:span><text:span text:style-name="T6"> anyone to create his own XML standards.</text:span></text:p>
      <text:p text:style-name="P4"><text:span text:style-name="T6">Also, Victor Porton’s software has the mode for validation of XML content, not to diminish the situation when you created a wrong HTML file?</text:span></text:p>
      <text:p text:style-name="P4"><text:span text:style-name="T6">Victor released the alpha software and now asks the community to help the project to thrive. The most difficult things, coining a specification and creating the software that can follow it, are already done. It remains to fill in the details… and get rid of the dependency on the fixed, hardly changeable specification of HTML, give everybody the freedom to create a new tag.</text:span></text:p>
      <text:p text:style-name="P4"><text:span text:style-name="T6">The current task is to rewrite Python code in a faster programming language, such </text:span><text:span text:style-name="T11">as </text:span><text:span text:style-name="T6">D </text:span><text:span text:style-name="T11">language</text:span><text:span text:style-name="T6">.</text:span></text:p>
      <text:p text:style-name="P5"><text:span text:style-name="T6">Oh, Victor Porton was blocked from </text:span><text:a xlink:type="simple" xlink:href="https://en.wikiversity.org/" text:style-name="Internet_20_link" text:visited-style-name="Visited_20_Internet_20_Link"><text:span text:style-name="T6">en.wikiversity.org</text:span></text:a><text:span text:style-name="T6"> – we need to find a new community way to edit the specific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21:17:48.538433268</meta:creation-date>
    <dc:date>2022-02-09T21:49:27.720639349</dc:date>
    <meta:editing-duration>PT8M34S</meta:editing-duration>
    <meta:editing-cycles>8</meta:editing-cycles>
    <meta:generator>LibreOffice/7.2.5.2$Linux_X86_64 LibreOffice_project/20$Build-2</meta:generator>
    <meta:document-statistic meta:table-count="0" meta:image-count="0" meta:object-count="0" meta:page-count="1" meta:paragraph-count="18" meta:word-count="573" meta:character-count="3430" meta:non-whitespace-character-count="2872"/>
  </office:meta>
</office:document-meta>
</file>